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SEQUENCE public."User_id_seq";</text:p>
      <text:p text:style-name="Standard"/>
      <text:p text:style-name="Standard">CREATE TABLE public."User"</text:p>
      <text:p text:style-name="Standard">(</text:p>
      <text:p text:style-name="Standard"><text:s text:c="4"/>id integer NOT NULL DEFAULT nextval('"User_id_seq"'::regclass),</text:p>
      <text:p text:style-name="Standard"><text:s text:c="4"/>email character varying(50) COLLATE pg_catalog."default" NOT NULL,</text:p>
      <text:p text:style-name="Standard"><text:s text:c="4"/>password character varying(50) COLLATE pg_catalog."default" NOT NULL,</text:p>
      <text:p text:style-name="Standard"><text:s text:c="4"/>CONSTRAINT "User_pkey" PRIMARY KEY (id)</text:p>
      <text:p text:style-name="Standard">)</text:p>
      <text:p text:style-name="Standard">WITH (</text:p>
      <text:p text:style-name="Standard"><text:s text:c="4"/>OIDS = FALSE</text:p>
      <text:p text:style-name="Standard">)</text:p>
      <text:p text:style-name="Standard">TABLESPACE pg_default;</text:p>
      <text:p text:style-name="Standard"/>
      <text:p text:style-name="Standard">ALTER TABLE public."User"</text:p>
      <text:p text:style-name="Standard"><text:s text:c="4"/>OWNER to postgre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8:55:56.206184071</meta:creation-date>
    <dc:date>2018-12-03T18:56:12.380258401</dc:date>
    <meta:editing-duration>PT17S</meta:editing-duration>
    <meta:editing-cycles>1</meta:editing-cycles>
    <meta:document-statistic meta:table-count="0" meta:image-count="0" meta:object-count="0" meta:page-count="1" meta:paragraph-count="14" meta:word-count="47" meta:character-count="410" meta:non-whitespace-character-count="353"/>
    <meta:generator>LibreOffice/6.0.6.2$Linux_X86_64 LibreOffice_project/00m0$Build-2</meta:generator>
  </office:meta>
</office:document-meta>
</file>